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9d5439000" style:family="table" style:master-page-name="ta-mp-0x7fd9d54390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9d54498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>
      <style:table-column-properties style:column-width="128.10pt" style:use-optimal-column-width="true"/>
    </style:style>
    <style:style style:name="ACOL-3" style:family="table-column">
      <style:table-column-properties style:column-width="156.70pt" style:use-optimal-column-width="true"/>
    </style:style>
    <style:style style:name="ACOL-4" style:family="table-column">
      <style:table-column-properties style:column-width="150.49pt" style:use-optimal-column-width="true"/>
    </style:style>
    <style:style style:name="ACOL-5" style:family="table-column">
      <style:table-column-properties style:column-width="113.44pt" style:use-optimal-column-width="true"/>
    </style:style>
    <style:style style:name="ACOL-6" style:family="table-column">
      <style:table-column-properties style:column-width="82.50pt" style:use-optimal-column-width="false"/>
    </style:style>
    <style:style style:name="ACOL-7" style:family="table-column">
      <style:table-column-properties style:column-width="72.85pt" style:use-optimal-column-width="true"/>
    </style:style>
    <style:style style:name="ACOL-8" style:family="table-column">
      <style:table-column-properties style:column-width="89.29pt" style:use-optimal-column-width="true"/>
    </style:style>
    <style:style style:name="ACOL-9" style:family="table-column">
      <style:table-column-properties style:column-width="131.25pt" style:use-optimal-column-width="true"/>
    </style:style>
    <style:style style:name="ACOL-10" style:family="table-column">
      <style:table-column-properties style:column-width="96.75pt" style:use-optimal-column-width="true"/>
    </style:style>
    <style:style style:name="ACOL-11" style:family="table-column">
      <style:table-column-properties style:column-width="82.26pt" style:use-optimal-column-width="true"/>
    </style:style>
    <style:style style:name="ACOL-12" style:family="table-column"/>
    <style:style style:name="AROW-1" style:family="table-row">
      <style:table-row-properties style:row-height="13.50pt" style:use-optimal-row-height="true"/>
    </style:style>
    <style:style style:name="AROW-2" style:family="table-row">
      <style:table-row-properties style:row-height="12.84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abelle1" table:style-name="ta-0x7fd9d543900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" table:number-columns-repeated="2"/>
        <table:table-column table:style-name="ACOL-11"/>
        <table:table-column table:style-name="ACOL-1" table:number-columns-repeated="2"/>
        <table:table-column table:style-name="ACOL-0" table:number-columns-repeated="113"/>
        <table:table-row table:style-name="AROW-1">
          <table:table-cell table:style-name="Gnumeric-default" office:value-type="string">
            <text:p>i</text:p>
          </table:table-cell>
          <table:table-cell table:style-name="Gnumeric-default" office:value-type="string">
            <text:p>tan</text:p>
          </table:table-cell>
          <table:table-cell table:style-name="Gnumeric-default" office:value-type="string">
            <text:p>arctan</text:p>
          </table:table-cell>
          <table:table-cell table:style-name="Gnumeric-default" office:value-type="string">
            <text:p>scaled arctan</text:p>
          </table:table-cell>
          <table:table-cell table:style-name="Gnumeric-default" office:value-type="string">
            <text:p>rounded scale arctan</text:p>
          </table:table-cell>
          <table:table-cell table:number-columns-repeated="2" table:style-name="Gnumeric-default"/>
          <table:table-cell table:style-name="Gnumeric-default" office:value-type="string">
            <text:p>x (cos)</text:p>
          </table:table-cell>
          <table:table-cell table:style-name="Gnumeric-default" office:value-type="string">
            <text:p>y (sin)</text:p>
          </table:table-cell>
          <table:table-cell table:style-name="Gnumeric-default" office:value-type="string">
            <text:p>z (in rad)</text:p>
          </table:table-cell>
          <table:table-cell table:style-name="Gnumeric-default" office:value-type="string">
            <text:p>sigma</text:p>
          </table:table-cell>
          <table:table-cell table:number-columns-repeated="2" table:style-name="Gnumeric-default"/>
          <table:table-cell table:style-name="Gnumeric-default" office:value-type="string">
            <text:p>deg</text:p>
          </table:table-cell>
          <table:table-cell table:style-name="Gnumeric-default" office:value-type="string">
            <text:p>tan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table:formula="of:=POWER(2;-[.A2])" office:value-type="float" office:value="1">
            <text:p>1</text:p>
          </table:table-cell>
          <table:table-cell table:style-name="Gnumeric-default" table:formula="of:=ATAN([.B2])" office:value-type="float" office:value="0.785398163397448">
            <text:p>0,78539816339745</text:p>
          </table:table-cell>
          <table:table-cell table:style-name="Gnumeric-default" table:formula="of:=[.C2]*POWER(2;[.D47])" office:value-type="float" office:value="210828714.133157">
            <text:p>210828714,133157</text:p>
          </table:table-cell>
          <table:table-cell table:style-name="Gnumeric-default" table:formula="of:=ROUND([.D2];0)" office:value-type="float" office:value="210828714">
            <text:p>210828714</text:p>
          </table:table-cell>
          <table:table-cell table:number-columns-repeated="2"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-1">
            <text:p>−1</text:p>
          </table:table-cell>
          <table:table-cell table:style-name="Gnumeric-default" table:formula="of:=2*PI()" office:value-type="float" office:value="6.28318530717959">
            <office:annotation>
              <text:p>15 deg in rad scaled by 28</text:p>
            </office:annotation>
            <text:p>6,28318530717959</text:p>
          </table:table-cell>
          <table:table-cell table:style-name="Gnumeric-default" table:formula="of:=IF([.J2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PI()/4" office:value-type="float" office:value="0.785398163397448">
            <text:p>0,78539816</text:p>
          </table:table-cell>
          <table:table-cell table:style-name="Gnumeric-default" table:formula="of:=TAN([.N2])" office:value-type="float" office:value="1">
            <text:p>1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">
            <text:p>1</text:p>
          </table:table-cell>
          <table:table-cell table:style-name="Gnumeric-default" table:formula="of:=POWER(2;-[.A3])" office:value-type="float" office:value="0.5">
            <text:p>0,5</text:p>
          </table:table-cell>
          <table:table-cell table:style-name="Gnumeric-default" table:formula="of:=ATAN([.B3])" office:value-type="float" office:value="0.463647609000806">
            <text:p>0,46364760900081</text:p>
          </table:table-cell>
          <table:table-cell table:style-name="Gnumeric-default" table:formula="of:=[.C3]*POWER(2;[.D47])" office:value-type="float" office:value="124459457.345441">
            <text:p>124459457,345441</text:p>
          </table:table-cell>
          <table:table-cell table:style-name="Gnumeric-default" table:formula="of:=ROUND([.D3];0)" office:value-type="float" office:value="124459457">
            <text:p>124459457</text:p>
          </table:table-cell>
          <table:table-cell table:number-columns-repeated="2" table:style-name="Gnumeric-default"/>
          <table:table-cell table:style-name="Gnumeric-default" table:formula="of:=[.H2]-([.K2]*[.O2]*[.I2])" office:value-type="float" office:value="1">
            <text:p>1</text:p>
          </table:table-cell>
          <table:table-cell table:style-name="Gnumeric-default" table:formula="of:=([.K2]*[.O2]*[.H2])+[.I2]" office:value-type="float" office:value="-1">
            <text:p>−1</text:p>
          </table:table-cell>
          <table:table-cell table:style-name="Gnumeric-default" table:formula="of:=[.J2]-([.K2]*[.N2])" office:value-type="float" office:value="5.49778714378214">
            <text:p>5,49778714378214</text:p>
          </table:table-cell>
          <table:table-cell table:style-name="Gnumeric-default" table:formula="of:=IF([.J3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2]/2" office:value-type="float" office:value="0.392699081698724">
            <text:p>0,39269908</text:p>
          </table:table-cell>
          <table:table-cell table:style-name="Gnumeric-default" table:formula="of:=TAN([.N3])" office:value-type="float" office:value="0.414213562373095">
            <text:p>0,41421356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">
            <text:p>2</text:p>
          </table:table-cell>
          <table:table-cell table:style-name="Gnumeric-default" table:formula="of:=POWER(2;-[.A4])" office:value-type="float" office:value="0.25">
            <text:p>0,25</text:p>
          </table:table-cell>
          <table:table-cell table:style-name="Gnumeric-default" table:formula="of:=ATAN([.B4])" office:value-type="float" office:value="0.244978663126864">
            <text:p>0,24497866312686</text:p>
          </table:table-cell>
          <table:table-cell table:style-name="Gnumeric-default" table:formula="of:=[.C4]*POWER(2;[.D47])" office:value-type="float" office:value="65760959.1467302">
            <text:p>65760959,1467302</text:p>
          </table:table-cell>
          <table:table-cell table:style-name="Gnumeric-default" table:formula="of:=ROUND([.D4];0)" office:value-type="float" office:value="65760959">
            <text:p>65760959</text:p>
          </table:table-cell>
          <table:table-cell table:number-columns-repeated="2" table:style-name="Gnumeric-default"/>
          <table:table-cell table:style-name="Gnumeric-default" table:formula="of:=[.H3]-([.K3]*[.O3]*[.I3])" office:value-type="float" office:value="1.41421356237309">
            <text:p>1,414213562373</text:p>
          </table:table-cell>
          <table:table-cell table:style-name="Gnumeric-default" table:formula="of:=([.K3]*[.O3]*[.H3])+[.I3]" office:value-type="float" office:value="-0.585786437626905">
            <text:p>−0,58578643762691</text:p>
          </table:table-cell>
          <table:table-cell table:style-name="Gnumeric-default" table:formula="of:=[.J3]-([.K3]*[.N3])" office:value-type="float" office:value="5.10508806208341">
            <text:p>5,10508806208341</text:p>
          </table:table-cell>
          <table:table-cell table:style-name="Gnumeric-default" table:formula="of:=IF([.J4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3]/2" office:value-type="float" office:value="0.196349540849362">
            <text:p>0,19634954</text:p>
          </table:table-cell>
          <table:table-cell table:style-name="Gnumeric-default" table:formula="of:=TAN([.N4])" office:value-type="float" office:value="0.198912367379658">
            <text:p>0,19891237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">
            <text:p>3</text:p>
          </table:table-cell>
          <table:table-cell table:style-name="Gnumeric-default" table:formula="of:=POWER(2;-[.A5])" office:value-type="float" office:value="0.125">
            <text:p>0,125</text:p>
          </table:table-cell>
          <table:table-cell table:style-name="Gnumeric-default" table:formula="of:=ATAN([.B5])" office:value-type="float" office:value="0.124354994546761">
            <text:p>0,12435499454676</text:p>
          </table:table-cell>
          <table:table-cell table:style-name="Gnumeric-default" table:formula="of:=[.C5]*POWER(2;[.D47])" office:value-type="float" office:value="33381289.6670374">
            <text:p>33381289,6670374</text:p>
          </table:table-cell>
          <table:table-cell table:style-name="Gnumeric-default" table:formula="of:=ROUND([.D5];0)" office:value-type="float" office:value="33381290">
            <text:p>33381290</text:p>
          </table:table-cell>
          <table:table-cell table:number-columns-repeated="2" table:style-name="Gnumeric-default"/>
          <table:table-cell table:style-name="Gnumeric-default" table:formula="of:=[.H4]-([.K4]*[.O4]*[.I4])" office:value-type="float" office:value="1.53073372946036">
            <text:p>1,530733729460</text:p>
          </table:table-cell>
          <table:table-cell table:style-name="Gnumeric-default" table:formula="of:=([.K4]*[.O4]*[.H4])+[.I4]" office:value-type="float" office:value="-0.304481869954853">
            <text:p>−0,30448186995485</text:p>
          </table:table-cell>
          <table:table-cell table:style-name="Gnumeric-default" table:formula="of:=[.J4]-([.K4]*[.N4])" office:value-type="float" office:value="4.90873852123405">
            <text:p>4,90873852123405</text:p>
          </table:table-cell>
          <table:table-cell table:style-name="Gnumeric-default" table:formula="of:=IF([.J5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4]/2" office:value-type="float" office:value="0.098174770424681">
            <text:p>0,09817477</text:p>
          </table:table-cell>
          <table:table-cell table:style-name="Gnumeric-default" table:formula="of:=TAN([.N5])" office:value-type="float" office:value="0.0984914033571642">
            <text:p>0,09849140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4">
            <text:p>4</text:p>
          </table:table-cell>
          <table:table-cell table:style-name="Gnumeric-default" table:formula="of:=POWER(2;-[.A6])" office:value-type="float" office:value="0.0625">
            <text:p>0,0625</text:p>
          </table:table-cell>
          <table:table-cell table:style-name="Gnumeric-default" table:formula="of:=ATAN([.B6])" office:value-type="float" office:value="0.0624188099959574">
            <text:p>0,06241880999596</text:p>
          </table:table-cell>
          <table:table-cell table:style-name="Gnumeric-default" table:formula="of:=[.C6]*POWER(2;[.D47])" office:value-type="float" office:value="16755421.7242422">
            <text:p>16755421,7242422</text:p>
          </table:table-cell>
          <table:table-cell table:style-name="Gnumeric-default" table:formula="of:=ROUND([.D6];0)" office:value-type="float" office:value="16755422">
            <text:p>16755422</text:p>
          </table:table-cell>
          <table:table-cell table:number-columns-repeated="2" table:style-name="Gnumeric-default"/>
          <table:table-cell table:style-name="Gnumeric-default" table:formula="of:=[.H5]-([.K5]*[.O5]*[.I5])" office:value-type="float" office:value="1.56072257612903">
            <text:p>1,560722576129</text:p>
          </table:table-cell>
          <table:table-cell table:style-name="Gnumeric-default" table:formula="of:=([.K5]*[.O5]*[.H5])+[.I5]" office:value-type="float" office:value="-0.153717756774157">
            <text:p>−0,15371775677416</text:p>
          </table:table-cell>
          <table:table-cell table:style-name="Gnumeric-default" table:formula="of:=[.J5]-([.K5]*[.N5])" office:value-type="float" office:value="4.81056375080937">
            <text:p>4,81056375080937</text:p>
          </table:table-cell>
          <table:table-cell table:style-name="Gnumeric-default" table:formula="of:=IF([.J6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5]/2" office:value-type="float" office:value="0.0490873852123405">
            <text:p>0,04908739</text:p>
          </table:table-cell>
          <table:table-cell table:style-name="Gnumeric-default" table:formula="of:=TAN([.N6])" office:value-type="float" office:value="0.0491268497694673">
            <text:p>0,04912685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5">
            <text:p>5</text:p>
          </table:table-cell>
          <table:table-cell table:style-name="Gnumeric-default" table:formula="of:=POWER(2;-[.A7])" office:value-type="float" office:value="0.03125">
            <text:p>0,03125</text:p>
          </table:table-cell>
          <table:table-cell table:style-name="Gnumeric-default" table:formula="of:=ATAN([.B7])" office:value-type="float" office:value="0.0312398334302683">
            <text:p>0,03123983343027</text:p>
          </table:table-cell>
          <table:table-cell table:style-name="Gnumeric-default" table:formula="of:=[.C7]*POWER(2;[.D47])" office:value-type="float" office:value="8385878.93221811">
            <text:p>8385878,93221811</text:p>
          </table:table-cell>
          <table:table-cell table:style-name="Gnumeric-default" table:formula="of:=ROUND([.D7];0)" office:value-type="float" office:value="8385879">
            <text:p>8385879</text:p>
          </table:table-cell>
          <table:table-cell table:number-columns-repeated="2" table:style-name="Gnumeric-default"/>
          <table:table-cell table:style-name="Gnumeric-default" table:formula="of:=[.H6]-([.K6]*[.O6]*[.I6])" office:value-type="float" office:value="1.56827424527297">
            <text:p>1,568274245273</text:p>
          </table:table-cell>
          <table:table-cell table:style-name="Gnumeric-default" table:formula="of:=([.K6]*[.O6]*[.H6])+[.I6]" office:value-type="float" office:value="-0.07704437324485">
            <text:p>−0,07704437324485</text:p>
          </table:table-cell>
          <table:table-cell table:style-name="Gnumeric-default" table:formula="of:=[.J6]-([.K6]*[.N6])" office:value-type="float" office:value="4.76147636559703">
            <text:p>4,76147636559703</text:p>
          </table:table-cell>
          <table:table-cell table:style-name="Gnumeric-default" table:formula="of:=IF([.J7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6]/2" office:value-type="float" office:value="0.0245436926061703">
            <text:p>0,02454369</text:p>
          </table:table-cell>
          <table:table-cell table:style-name="Gnumeric-default" table:formula="of:=TAN([.N7])" office:value-type="float" office:value="0.0245486221089254">
            <text:p>0,02454862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6">
            <text:p>6</text:p>
          </table:table-cell>
          <table:table-cell table:style-name="Gnumeric-default" table:formula="of:=POWER(2;-[.A8])" office:value-type="float" office:value="0.015625">
            <text:p>0,015625</text:p>
          </table:table-cell>
          <table:table-cell table:style-name="Gnumeric-default" table:formula="of:=ATAN([.B8])" office:value-type="float" office:value="0.0156237286204768">
            <text:p>0,01562372862048</text:p>
          </table:table-cell>
          <table:table-cell table:style-name="Gnumeric-default" table:formula="of:=[.C8]*POWER(2;[.D47])" office:value-type="float" office:value="4193962.71665795">
            <text:p>4193962,71665795</text:p>
          </table:table-cell>
          <table:table-cell table:style-name="Gnumeric-default" table:formula="of:=ROUND([.D8];0)" office:value-type="float" office:value="4193963">
            <text:p>4193963</text:p>
          </table:table-cell>
          <table:table-cell table:number-columns-repeated="2" table:style-name="Gnumeric-default"/>
          <table:table-cell table:style-name="Gnumeric-default" table:formula="of:=[.H7]-([.K7]*[.O7]*[.I7])" office:value-type="float" office:value="1.57016557847738">
            <text:p>1,570165578477</text:p>
          </table:table-cell>
          <table:table-cell table:style-name="Gnumeric-default" table:formula="of:=([.K7]*[.O7]*[.H7])+[.I7]" office:value-type="float" office:value="-0.0385454014344836">
            <text:p>−0,03854540143448</text:p>
          </table:table-cell>
          <table:table-cell table:style-name="Gnumeric-default" table:formula="of:=[.J7]-([.K7]*[.N7])" office:value-type="float" office:value="4.73693267299086">
            <text:p>4,73693267299086</text:p>
          </table:table-cell>
          <table:table-cell table:style-name="Gnumeric-default" table:formula="of:=IF([.J8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7]/2" office:value-type="float" office:value="0.0122718463030851">
            <text:p>0,01227185</text:p>
          </table:table-cell>
          <table:table-cell table:style-name="Gnumeric-default" table:formula="of:=TAN([.N8])" office:value-type="float" office:value="0.0122724623795663">
            <text:p>0,01227246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7">
            <text:p>7</text:p>
          </table:table-cell>
          <table:table-cell table:style-name="Gnumeric-default" table:formula="of:=POWER(2;-[.A9])" office:value-type="float" office:value="0.0078125">
            <text:p>0,0078125</text:p>
          </table:table-cell>
          <table:table-cell table:style-name="Gnumeric-default" table:formula="of:=ATAN([.B9])" office:value-type="float" office:value="0.00781234106010111">
            <text:p>0,0078123410601</text:p>
          </table:table-cell>
          <table:table-cell table:style-name="Gnumeric-default" table:formula="of:=[.C9]*POWER(2;[.D47])" office:value-type="float" office:value="2097109.33489577">
            <text:p>2097109,33489577</text:p>
          </table:table-cell>
          <table:table-cell table:style-name="Gnumeric-default" table:formula="of:=ROUND([.D9];0)" office:value-type="float" office:value="2097109">
            <text:p>2097109</text:p>
          </table:table-cell>
          <table:table-cell table:number-columns-repeated="2" table:style-name="Gnumeric-default"/>
          <table:table-cell table:style-name="Gnumeric-default" table:formula="of:=[.H8]-([.K8]*[.O8]*[.I8])" office:value-type="float" office:value="1.57063862546639">
            <text:p>1,570638625466</text:p>
          </table:table-cell>
          <table:table-cell table:style-name="Gnumeric-default" table:formula="of:=([.K8]*[.O8]*[.H8])+[.I8]" office:value-type="float" office:value="-0.0192756034429301">
            <text:p>−0,01927560344293</text:p>
          </table:table-cell>
          <table:table-cell table:style-name="Gnumeric-default" table:formula="of:=[.J8]-([.K8]*[.N8])" office:value-type="float" office:value="4.72466082668778">
            <text:p>4,72466082668778</text:p>
          </table:table-cell>
          <table:table-cell table:style-name="Gnumeric-default" table:formula="of:=IF([.J9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8]/2" office:value-type="float" office:value="0.00613592315154256">
            <text:p>0,00613592</text:p>
          </table:table-cell>
          <table:table-cell table:style-name="Gnumeric-default" table:formula="of:=TAN([.N9])" office:value-type="float" office:value="0.0061360001576234">
            <text:p>0,006136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8">
            <text:p>8</text:p>
          </table:table-cell>
          <table:table-cell table:style-name="Gnumeric-default" table:formula="of:=POWER(2;-[.A10])" office:value-type="float" office:value="0.00390625">
            <text:p>0,00390625</text:p>
          </table:table-cell>
          <table:table-cell table:style-name="Gnumeric-default" table:formula="of:=ATAN([.B10])" office:value-type="float" office:value="0.00390623013196697">
            <text:p>0,00390623013197</text:p>
          </table:table-cell>
          <table:table-cell table:style-name="Gnumeric-default" table:formula="of:=[.C10]*POWER(2;[.D47])" office:value-type="float" office:value="1048570.66671549">
            <text:p>1048570,66671549</text:p>
          </table:table-cell>
          <table:table-cell table:style-name="Gnumeric-default" table:formula="of:=ROUND([.D10];0)" office:value-type="float" office:value="1048571">
            <text:p>1048571</text:p>
          </table:table-cell>
          <table:table-cell table:number-columns-repeated="2" table:style-name="Gnumeric-default"/>
          <table:table-cell table:style-name="Gnumeric-default" table:formula="of:=[.H9]-([.K9]*[.O9]*[.I9])" office:value-type="float" office:value="1.57075690057215">
            <text:p>1,570756900572</text:p>
          </table:table-cell>
          <table:table-cell table:style-name="Gnumeric-default" table:formula="of:=([.K9]*[.O9]*[.H9])+[.I9]" office:value-type="float" office:value="-0.00963816458949892">
            <text:p>−0,0096381645895</text:p>
          </table:table-cell>
          <table:table-cell table:style-name="Gnumeric-default" table:formula="of:=[.J9]-([.K9]*[.N9])" office:value-type="float" office:value="4.71852490353623">
            <text:p>4,71852490353623</text:p>
          </table:table-cell>
          <table:table-cell table:style-name="Gnumeric-default" table:formula="of:=IF([.J10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9]/2" office:value-type="float" office:value="0.00306796157577128">
            <text:p>0,00306796</text:p>
          </table:table-cell>
          <table:table-cell table:style-name="Gnumeric-default" table:formula="of:=TAN([.N10])" office:value-type="float" office:value="0.00306797120142267">
            <text:p>0,00306797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9">
            <text:p>9</text:p>
          </table:table-cell>
          <table:table-cell table:style-name="Gnumeric-default" table:formula="of:=POWER(2;-[.A11])" office:value-type="float" office:value="0.001953125">
            <text:p>0,001953125</text:p>
          </table:table-cell>
          <table:table-cell table:style-name="Gnumeric-default" table:formula="of:=ATAN([.B11])" office:value-type="float" office:value="0.00195312251647882">
            <text:p>0,00195312251648</text:p>
          </table:table-cell>
          <table:table-cell table:style-name="Gnumeric-default" table:formula="of:=[.C11]*POWER(2;[.D47])" office:value-type="float" office:value="524287.333334859">
            <text:p>524287,333334859</text:p>
          </table:table-cell>
          <table:table-cell table:style-name="Gnumeric-default" table:formula="of:=ROUND([.D11];0)" office:value-type="float" office:value="524287">
            <text:p>524287</text:p>
          </table:table-cell>
          <table:table-cell table:number-columns-repeated="2" table:style-name="Gnumeric-default"/>
          <table:table-cell table:style-name="Gnumeric-default" table:formula="of:=[.H10]-([.K10]*[.O10]*[.I10])" office:value-type="float" office:value="1.57078647018355">
            <text:p>1,570786470184</text:p>
          </table:table-cell>
          <table:table-cell table:style-name="Gnumeric-default" table:formula="of:=([.K10]*[.O10]*[.H10])+[.I10]" office:value-type="float" office:value="-0.00481912765410764">
            <text:p>−0,00481912765411</text:p>
          </table:table-cell>
          <table:table-cell table:style-name="Gnumeric-default" table:formula="of:=[.J10]-([.K10]*[.N10])" office:value-type="float" office:value="4.71545694196046">
            <text:p>4,71545694196046</text:p>
          </table:table-cell>
          <table:table-cell table:style-name="Gnumeric-default" table:formula="of:=IF([.J11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10]/2" office:value-type="float" office:value="0.00153398078788564">
            <text:p>0,00153398</text:p>
          </table:table-cell>
          <table:table-cell table:style-name="Gnumeric-default" table:formula="of:=TAN([.N11])" office:value-type="float" office:value="0.00153398199108867">
            <text:p>0,00153398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0">
            <text:p>10</text:p>
          </table:table-cell>
          <table:table-cell table:style-name="Gnumeric-default" table:formula="of:=POWER(2;-[.A12])" office:value-type="float" office:value="0.0009765625">
            <text:p>0,0009765625</text:p>
          </table:table-cell>
          <table:table-cell table:style-name="Gnumeric-default" table:formula="of:=ATAN([.B12])" office:value-type="float" office:value="0.000976562189559319">
            <text:p>0,00097656218956</text:p>
          </table:table-cell>
          <table:table-cell table:style-name="Gnumeric-default" table:formula="of:=[.C12]*POWER(2;[.D47])" office:value-type="float" office:value="262143.916666714">
            <text:p>262143,916666714</text:p>
          </table:table-cell>
          <table:table-cell table:style-name="Gnumeric-default" table:formula="of:=ROUND([.D12];0)" office:value-type="float" office:value="262144">
            <text:p>262144</text:p>
          </table:table-cell>
          <table:table-cell table:number-columns-repeated="2" table:style-name="Gnumeric-default"/>
          <table:table-cell table:style-name="Gnumeric-default" table:formula="of:=[.H11]-([.K11]*[.O11]*[.I11])" office:value-type="float" office:value="1.57079386263858">
            <text:p>1,570793862639</text:p>
          </table:table-cell>
          <table:table-cell table:style-name="Gnumeric-default" table:formula="of:=([.K11]*[.O11]*[.H11])+[.I11]" office:value-type="float" office:value="-0.00240956949700034">
            <text:p>−0,002409569497</text:p>
          </table:table-cell>
          <table:table-cell table:style-name="Gnumeric-default" table:formula="of:=[.J11]-([.K11]*[.N11])" office:value-type="float" office:value="4.71392296117258">
            <text:p>4,71392296117258</text:p>
          </table:table-cell>
          <table:table-cell table:style-name="Gnumeric-default" table:formula="of:=IF([.J12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11]/2" office:value-type="float" office:value="0.000766990393942821">
            <text:p>0,00076699</text:p>
          </table:table-cell>
          <table:table-cell table:style-name="Gnumeric-default" table:formula="of:=TAN([.N12])" office:value-type="float" office:value="0.000766990544343093">
            <text:p>0,00076699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1">
            <text:p>11</text:p>
          </table:table-cell>
          <table:table-cell table:style-name="Gnumeric-default" table:formula="of:=POWER(2;-[.A13])" office:value-type="float" office:value="0.00048828125">
            <text:p>0,00048828125</text:p>
          </table:table-cell>
          <table:table-cell table:style-name="Gnumeric-default" table:formula="of:=ATAN([.B13])" office:value-type="float" office:value="0.000488281211194898">
            <text:p>0,00048828121119</text:p>
          </table:table-cell>
          <table:table-cell table:style-name="Gnumeric-default" table:formula="of:=[.C13]*POWER(2;[.D47])" office:value-type="float" office:value="131071.989583335">
            <text:p>131071,989583335</text:p>
          </table:table-cell>
          <table:table-cell table:style-name="Gnumeric-default" table:formula="of:=ROUND([.D13];0)" office:value-type="float" office:value="131072">
            <text:p>131072</text:p>
          </table:table-cell>
          <table:table-cell table:number-columns-repeated="2" table:style-name="Gnumeric-default"/>
          <table:table-cell table:style-name="Gnumeric-default" table:formula="of:=[.H12]-([.K12]*[.O12]*[.I12])" office:value-type="float" office:value="1.5707957107556">
            <text:p>1,570795710756</text:p>
          </table:table-cell>
          <table:table-cell table:style-name="Gnumeric-default" table:formula="of:=([.K12]*[.O12]*[.H12])+[.I12]" office:value-type="float" office:value="-0.00120478545724439">
            <text:p>−0,00120478545724</text:p>
          </table:table-cell>
          <table:table-cell table:style-name="Gnumeric-default" table:formula="of:=[.J12]-([.K12]*[.N12])" office:value-type="float" office:value="4.71315597077863">
            <text:p>4,71315597077863</text:p>
          </table:table-cell>
          <table:table-cell table:style-name="Gnumeric-default" table:formula="of:=IF([.J13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12]/2" office:value-type="float" office:value="0.00038349519697141">
            <text:p>0,00038350</text:p>
          </table:table-cell>
          <table:table-cell table:style-name="Gnumeric-default" table:formula="of:=TAN([.N13])" office:value-type="float" office:value="0.000383495215771441">
            <text:p>0,00038350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2">
            <text:p>12</text:p>
          </table:table-cell>
          <table:table-cell table:style-name="Gnumeric-default" table:formula="of:=POWER(2;-[.A14])" office:value-type="float" office:value="0.000244140625">
            <text:p>0,000244140625</text:p>
          </table:table-cell>
          <table:table-cell table:style-name="Gnumeric-default" table:formula="of:=ATAN([.B14])" office:value-type="float" office:value="0.000244140620149362">
            <text:p>0,00024414062015</text:p>
          </table:table-cell>
          <table:table-cell table:style-name="Gnumeric-default" table:formula="of:=[.C14]*POWER(2;[.D47])" office:value-type="float" office:value="65535.9986979167">
            <text:p>65535,9986979167</text:p>
          </table:table-cell>
          <table:table-cell table:style-name="Gnumeric-default" table:formula="of:=ROUND([.D14];0)" office:value-type="float" office:value="65536">
            <text:p>65536</text:p>
          </table:table-cell>
          <table:table-cell table:number-columns-repeated="2" table:style-name="Gnumeric-default"/>
          <table:table-cell table:style-name="Gnumeric-default" table:formula="of:=[.H13]-([.K13]*[.O13]*[.I13])" office:value-type="float" office:value="1.57079617278506">
            <text:p>1,570796172785</text:p>
          </table:table-cell>
          <table:table-cell table:style-name="Gnumeric-default" table:formula="of:=([.K13]*[.O13]*[.H13])+[.I13]" office:value-type="float" office:value="-0.000602392817215319">
            <text:p>−0,00060239281722</text:p>
          </table:table-cell>
          <table:table-cell table:style-name="Gnumeric-default" table:formula="of:=[.J13]-([.K13]*[.N13])" office:value-type="float" office:value="4.71277247558166">
            <text:p>4,71277247558166</text:p>
          </table:table-cell>
          <table:table-cell table:style-name="Gnumeric-default" table:formula="of:=IF([.J14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13]/2" office:value-type="float" office:value="0.000191747598485705">
            <text:p>0,00019175</text:p>
          </table:table-cell>
          <table:table-cell table:style-name="Gnumeric-default" table:formula="of:=TAN([.N14])" office:value-type="float" office:value="0.000191747600835709">
            <text:p>0,00019175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3">
            <text:p>13</text:p>
          </table:table-cell>
          <table:table-cell table:style-name="Gnumeric-default" table:formula="of:=POWER(2;-[.A15])" office:value-type="float" office:value="0.0001220703125">
            <text:p>0,0001220703125</text:p>
          </table:table-cell>
          <table:table-cell table:style-name="Gnumeric-default" table:formula="of:=ATAN([.B15])" office:value-type="float" office:value="0.00012207031189367">
            <text:p>0,00012207031189</text:p>
          </table:table-cell>
          <table:table-cell table:style-name="Gnumeric-default" table:formula="of:=[.C15]*POWER(2;[.D47])" office:value-type="float" office:value="32767.9998372396">
            <text:p>32767,9998372396</text:p>
          </table:table-cell>
          <table:table-cell table:style-name="Gnumeric-default" table:formula="of:=ROUND([.D15];0)" office:value-type="float" office:value="32768">
            <text:p>32768</text:p>
          </table:table-cell>
          <table:table-cell table:number-columns-repeated="2" table:style-name="Gnumeric-default"/>
          <table:table-cell table:style-name="Gnumeric-default" table:formula="of:=[.H14]-([.K14]*[.O14]*[.I14])" office:value-type="float" office:value="1.57079628829244">
            <text:p>1,570796288292</text:p>
          </table:table-cell>
          <table:table-cell table:style-name="Gnumeric-default" table:formula="of:=([.K14]*[.O14]*[.H14])+[.I14]" office:value-type="float" office:value="-0.00030119641968187">
            <text:p>−0,00030119641968</text:p>
          </table:table-cell>
          <table:table-cell table:style-name="Gnumeric-default" table:formula="of:=[.J14]-([.K14]*[.N14])" office:value-type="float" office:value="4.71258072798318">
            <text:p>4,71258072798318</text:p>
          </table:table-cell>
          <table:table-cell table:style-name="Gnumeric-default" table:formula="of:=IF([.J15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14]/2" office:value-type="float" office:value="9.58737992428526e-05">
            <text:p>9,5874E−05</text:p>
          </table:table-cell>
          <table:table-cell table:style-name="Gnumeric-default" table:formula="of:=TAN([.N15])" office:value-type="float" office:value="9.5873799536603e-05">
            <text:p>9,5874E−05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4">
            <text:p>14</text:p>
          </table:table-cell>
          <table:table-cell table:style-name="Gnumeric-default" table:formula="of:=POWER(2;-[.A16])" office:value-type="float" office:value="6.103515625e-05">
            <text:p>6,103515625E−05</text:p>
          </table:table-cell>
          <table:table-cell table:style-name="Gnumeric-default" table:formula="of:=ATAN([.B16])" office:value-type="float" office:value="6.10351561742088e-05">
            <text:p>6,10351561742088E−05</text:p>
          </table:table-cell>
          <table:table-cell table:style-name="Gnumeric-default" table:formula="of:=[.C16]*POWER(2;[.D47])" office:value-type="float" office:value="16383.9999796549">
            <text:p>16383,9999796549</text:p>
          </table:table-cell>
          <table:table-cell table:style-name="Gnumeric-default" table:formula="of:=ROUND([.D16];0)" office:value-type="float" office:value="16384">
            <text:p>16384</text:p>
          </table:table-cell>
          <table:table-cell table:number-columns-repeated="2" table:style-name="Gnumeric-default"/>
          <table:table-cell table:style-name="Gnumeric-default" table:formula="of:=[.H15]-([.K15]*[.O15]*[.I15])" office:value-type="float" office:value="1.57079631716928">
            <text:p>1,570796317169</text:p>
          </table:table-cell>
          <table:table-cell table:style-name="Gnumeric-default" table:formula="of:=([.K15]*[.O15]*[.H15])+[.I15]" office:value-type="float" office:value="-0.000150598211225281">
            <text:p>−0,00015059821123</text:p>
          </table:table-cell>
          <table:table-cell table:style-name="Gnumeric-default" table:formula="of:=[.J15]-([.K15]*[.N15])" office:value-type="float" office:value="4.71248485418393">
            <text:p>4,71248485418393</text:p>
          </table:table-cell>
          <table:table-cell table:style-name="Gnumeric-default" table:formula="of:=IF([.J16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15]/2" office:value-type="float" office:value="4.79368996214263e-05">
            <text:p>4,7937E−05</text:p>
          </table:table-cell>
          <table:table-cell table:style-name="Gnumeric-default" table:formula="of:=TAN([.N16])" office:value-type="float" office:value="4.79368996581451e-05">
            <text:p>4,7937E−05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5">
            <text:p>15</text:p>
          </table:table-cell>
          <table:table-cell table:style-name="Gnumeric-default" table:formula="of:=POWER(2;-[.A17])" office:value-type="float" office:value="3.0517578125e-05">
            <text:p>3,0517578125E−05</text:p>
          </table:table-cell>
          <table:table-cell table:style-name="Gnumeric-default" table:formula="of:=ATAN([.B17])" office:value-type="float" office:value="3.05175781155261e-05">
            <text:p>3,05175781155261E−05</text:p>
          </table:table-cell>
          <table:table-cell table:style-name="Gnumeric-default" table:formula="of:=[.C17]*POWER(2;[.D47])" office:value-type="float" office:value="8191.99999745687">
            <text:p>8191,99999745687</text:p>
          </table:table-cell>
          <table:table-cell table:style-name="Gnumeric-default" table:formula="of:=ROUND([.D17];0)" office:value-type="float" office:value="8192">
            <text:p>8192</text:p>
          </table:table-cell>
          <table:table-cell table:number-columns-repeated="2" table:style-name="Gnumeric-default"/>
          <table:table-cell table:style-name="Gnumeric-default" table:formula="of:=[.H16]-([.K16]*[.O16]*[.I16])" office:value-type="float" office:value="1.57079632438849">
            <text:p>1,570796324388</text:p>
          </table:table-cell>
          <table:table-cell table:style-name="Gnumeric-default" table:formula="of:=([.K16]*[.O16]*[.H16])+[.I16]" office:value-type="float" office:value="-7.52991057857537e-05">
            <text:p>−7,52991057857537E−05</text:p>
          </table:table-cell>
          <table:table-cell table:style-name="Gnumeric-default" table:formula="of:=[.J16]-([.K16]*[.N16])" office:value-type="float" office:value="4.71243691728431">
            <text:p>4,71243691728431</text:p>
          </table:table-cell>
          <table:table-cell table:style-name="Gnumeric-default" table:formula="of:=IF([.J17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16]/2" office:value-type="float" office:value="2.39684498107131e-05">
            <text:p>2,3968E−05</text:p>
          </table:table-cell>
          <table:table-cell table:style-name="Gnumeric-default" table:formula="of:=TAN([.N17])" office:value-type="float" office:value="2.3968449815303e-05">
            <text:p>2,3968E−05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6">
            <text:p>16</text:p>
          </table:table-cell>
          <table:table-cell table:style-name="Gnumeric-default" table:formula="of:=POWER(2;-[.A18])" office:value-type="float" office:value="1.52587890625e-05">
            <text:p>1,52587890625E−05</text:p>
          </table:table-cell>
          <table:table-cell table:style-name="Gnumeric-default" table:formula="of:=ATAN([.B18])" office:value-type="float" office:value="1.52587890613158e-05">
            <text:p>1,52587890613158E−05</text:p>
          </table:table-cell>
          <table:table-cell table:style-name="Gnumeric-default" table:formula="of:=[.C18]*POWER(2;[.D47])" office:value-type="float" office:value="4095.99999968211">
            <text:p>4095,99999968211</text:p>
          </table:table-cell>
          <table:table-cell table:style-name="Gnumeric-default" table:formula="of:=ROUND([.D18];0)" office:value-type="float" office:value="4096">
            <text:p>4096</text:p>
          </table:table-cell>
          <table:table-cell table:number-columns-repeated="2" table:style-name="Gnumeric-default"/>
          <table:table-cell table:style-name="Gnumeric-default" table:formula="of:=[.H17]-([.K17]*[.O17]*[.I17])" office:value-type="float" office:value="1.5707963261933">
            <text:p>1,570796326193</text:p>
          </table:table-cell>
          <table:table-cell table:style-name="Gnumeric-default" table:formula="of:=([.K17]*[.O17]*[.H17])+[.I17]" office:value-type="float" office:value="-3.76495529145857e-05">
            <text:p>−3,76495529145857E−05</text:p>
          </table:table-cell>
          <table:table-cell table:style-name="Gnumeric-default" table:formula="of:=[.J17]-([.K17]*[.N17])" office:value-type="float" office:value="4.7124129488345">
            <text:p>4,7124129488345</text:p>
          </table:table-cell>
          <table:table-cell table:style-name="Gnumeric-default" table:formula="of:=IF([.J18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17]/2" office:value-type="float" office:value="1.19842249053566e-05">
            <text:p>1,1984E−05</text:p>
          </table:table-cell>
          <table:table-cell table:style-name="Gnumeric-default" table:formula="of:=TAN([.N18])" office:value-type="float" office:value="1.19842249059303e-05">
            <text:p>1,1984E−05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7">
            <text:p>17</text:p>
          </table:table-cell>
          <table:table-cell table:style-name="Gnumeric-default" table:formula="of:=POWER(2;-[.A19])" office:value-type="float" office:value="7.62939453125e-06">
            <text:p>7,62939453125E−06</text:p>
          </table:table-cell>
          <table:table-cell table:style-name="Gnumeric-default" table:formula="of:=ATAN([.B19])" office:value-type="float" office:value="7.62939453110197e-06">
            <text:p>7,62939453110197E−06</text:p>
          </table:table-cell>
          <table:table-cell table:style-name="Gnumeric-default" table:formula="of:=[.C19]*POWER(2;[.D47])" office:value-type="float" office:value="2047.99999996026">
            <text:p>2047,99999996026</text:p>
          </table:table-cell>
          <table:table-cell table:style-name="Gnumeric-default" table:formula="of:=ROUND([.D19];0)" office:value-type="float" office:value="2048">
            <text:p>2048</text:p>
          </table:table-cell>
          <table:table-cell table:number-columns-repeated="2" table:style-name="Gnumeric-default"/>
          <table:table-cell table:style-name="Gnumeric-default" table:formula="of:=[.H18]-([.K18]*[.O18]*[.I18])" office:value-type="float" office:value="1.5707963266445">
            <text:p>1,570796326644</text:p>
          </table:table-cell>
          <table:table-cell table:style-name="Gnumeric-default" table:formula="of:=([.K18]*[.O18]*[.H18])+[.I18]" office:value-type="float" office:value="-1.88247764600762e-05">
            <text:p>−1,88247764600762E−05</text:p>
          </table:table-cell>
          <table:table-cell table:style-name="Gnumeric-default" table:formula="of:=[.J18]-([.K18]*[.N18])" office:value-type="float" office:value="4.7124009646096">
            <text:p>4,7124009646096</text:p>
          </table:table-cell>
          <table:table-cell table:style-name="Gnumeric-default" table:formula="of:=IF([.J19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18]/2" office:value-type="float" office:value="5.99211245267829e-06">
            <text:p>5,9921E−06</text:p>
          </table:table-cell>
          <table:table-cell table:style-name="Gnumeric-default" table:formula="of:=TAN([.N19])" office:value-type="float" office:value="5.99211245275e-06">
            <text:p>5,9921E−06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8">
            <text:p>18</text:p>
          </table:table-cell>
          <table:table-cell table:style-name="Gnumeric-default" table:formula="of:=POWER(2;-[.A20])" office:value-type="float" office:value="3.814697265625e-06">
            <text:p>3,814697265625E−06</text:p>
          </table:table-cell>
          <table:table-cell table:style-name="Gnumeric-default" table:formula="of:=ATAN([.B20])" office:value-type="float" office:value="3.8146972656065e-06">
            <text:p>3,8146972656065E−06</text:p>
          </table:table-cell>
          <table:table-cell table:style-name="Gnumeric-default" table:formula="of:=[.C20]*POWER(2;[.D47])" office:value-type="float" office:value="1023.99999999503">
            <text:p>1023,99999999503</text:p>
          </table:table-cell>
          <table:table-cell table:style-name="Gnumeric-default" table:formula="of:=ROUND([.D20];0)" office:value-type="float" office:value="1024">
            <text:p>1024</text:p>
          </table:table-cell>
          <table:table-cell table:number-columns-repeated="2" table:style-name="Gnumeric-default"/>
          <table:table-cell table:style-name="Gnumeric-default" table:formula="of:=[.H19]-([.K19]*[.O19]*[.I19])" office:value-type="float" office:value="1.5707963267573">
            <text:p>1,570796326757</text:p>
          </table:table-cell>
          <table:table-cell table:style-name="Gnumeric-default" table:formula="of:=([.K19]*[.O19]*[.H19])+[.I19]" office:value-type="float" office:value="-9.41238823045572e-06">
            <text:p>−9,41238823045572E−06</text:p>
          </table:table-cell>
          <table:table-cell table:style-name="Gnumeric-default" table:formula="of:=[.J19]-([.K19]*[.N19])" office:value-type="float" office:value="4.71239497249714">
            <text:p>4,71239497249714</text:p>
          </table:table-cell>
          <table:table-cell table:style-name="Gnumeric-default" table:formula="of:=IF([.J20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19]/2" office:value-type="float" office:value="2.99605622633914e-06">
            <text:p>2,9961E−06</text:p>
          </table:table-cell>
          <table:table-cell table:style-name="Gnumeric-default" table:formula="of:=TAN([.N20])" office:value-type="float" office:value="2.99605622634811e-06">
            <text:p>2,9961E−06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19">
            <text:p>19</text:p>
          </table:table-cell>
          <table:table-cell table:style-name="Gnumeric-default" table:formula="of:=POWER(2;-[.A21])" office:value-type="float" office:value="1.9073486328125e-06">
            <text:p>1,9073486328125E−06</text:p>
          </table:table-cell>
          <table:table-cell table:style-name="Gnumeric-default" table:formula="of:=ATAN([.B21])" office:value-type="float" office:value="1.90734863281019e-06">
            <text:p>1,90734863281019E−06</text:p>
          </table:table-cell>
          <table:table-cell table:style-name="Gnumeric-default" table:formula="of:=[.C21]*POWER(2;[.D47])" office:value-type="float" office:value="511.999999999379">
            <text:p>511,999999999379</text:p>
          </table:table-cell>
          <table:table-cell table:style-name="Gnumeric-default" table:formula="of:=ROUND([.D21];0)" office:value-type="float" office:value="512">
            <text:p>512</text:p>
          </table:table-cell>
          <table:table-cell table:number-columns-repeated="2" table:style-name="Gnumeric-default"/>
          <table:table-cell table:style-name="Gnumeric-default" table:formula="of:=[.H20]-([.K20]*[.O20]*[.I20])" office:value-type="float" office:value="1.5707963267855">
            <text:p>1,570796326785</text:p>
          </table:table-cell>
          <table:table-cell table:style-name="Gnumeric-default" table:formula="of:=([.K20]*[.O20]*[.H20])+[.I20]" office:value-type="float" office:value="-4.70619411534979e-06">
            <text:p>−4,70619411534979E−06</text:p>
          </table:table-cell>
          <table:table-cell table:style-name="Gnumeric-default" table:formula="of:=[.J20]-([.K20]*[.N20])" office:value-type="float" office:value="4.71239197644092">
            <text:p>4,71239197644092</text:p>
          </table:table-cell>
          <table:table-cell table:style-name="Gnumeric-default" table:formula="of:=IF([.J21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20]/2" office:value-type="float" office:value="1.49802811316957e-06">
            <text:p>1,498E−06</text:p>
          </table:table-cell>
          <table:table-cell table:style-name="Gnumeric-default" table:formula="of:=TAN([.N21])" office:value-type="float" office:value="1.49802811317069e-06">
            <text:p>1,498E−06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0">
            <text:p>20</text:p>
          </table:table-cell>
          <table:table-cell table:style-name="Gnumeric-default" table:formula="of:=POWER(2;-[.A22])" office:value-type="float" office:value="9.5367431640625e-07">
            <text:p>9,5367431640625E−07</text:p>
          </table:table-cell>
          <table:table-cell table:style-name="Gnumeric-default" table:formula="of:=ATAN([.B22])" office:value-type="float" office:value="9.53674316405961e-07">
            <text:p>9,53674316405961E−07</text:p>
          </table:table-cell>
          <table:table-cell table:style-name="Gnumeric-default" table:formula="of:=[.C22]*POWER(2;[.D47])" office:value-type="float" office:value="255.999999999922">
            <text:p>255,999999999922</text:p>
          </table:table-cell>
          <table:table-cell table:style-name="Gnumeric-default" table:formula="of:=ROUND([.D22];0)" office:value-type="float" office:value="256">
            <text:p>256</text:p>
          </table:table-cell>
          <table:table-cell table:number-columns-repeated="2" table:style-name="Gnumeric-default"/>
          <table:table-cell table:style-name="Gnumeric-default" table:formula="of:=[.H21]-([.K21]*[.O21]*[.I21])" office:value-type="float" office:value="1.57079632679255">
            <text:p>1,570796326793</text:p>
          </table:table-cell>
          <table:table-cell table:style-name="Gnumeric-default" table:formula="of:=([.K21]*[.O21]*[.H21])+[.I21]" office:value-type="float" office:value="-2.35309705775986e-06">
            <text:p>−2,35309705775986E−06</text:p>
          </table:table-cell>
          <table:table-cell table:style-name="Gnumeric-default" table:formula="of:=[.J21]-([.K21]*[.N21])" office:value-type="float" office:value="4.7123904784128">
            <text:p>4,7123904784128</text:p>
          </table:table-cell>
          <table:table-cell table:style-name="Gnumeric-default" table:formula="of:=IF([.J22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21]/2" office:value-type="float" office:value="7.49014056584786e-07">
            <text:p>7,4901E−07</text:p>
          </table:table-cell>
          <table:table-cell table:style-name="Gnumeric-default" table:formula="of:=TAN([.N22])" office:value-type="float" office:value="7.49014056584926e-07">
            <text:p>7,4901E−07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1">
            <text:p>21</text:p>
          </table:table-cell>
          <table:table-cell table:style-name="Gnumeric-default" table:formula="of:=POWER(2;-[.A23])" office:value-type="float" office:value="4.76837158203125e-07">
            <text:p>4,76837158203125E−07</text:p>
          </table:table-cell>
          <table:table-cell table:style-name="Gnumeric-default" table:formula="of:=ATAN([.B23])" office:value-type="float" office:value="4.76837158203089e-07">
            <text:p>4,76837158203089E−07</text:p>
          </table:table-cell>
          <table:table-cell table:style-name="Gnumeric-default" table:formula="of:=[.C23]*POWER(2;[.D47])" office:value-type="float" office:value="127.99999999999">
            <text:p>127,99999999999</text:p>
          </table:table-cell>
          <table:table-cell table:style-name="Gnumeric-default" table:formula="of:=ROUND([.D23];0)" office:value-type="float" office:value="128">
            <text:p>128</text:p>
          </table:table-cell>
          <table:table-cell table:number-columns-repeated="2" table:style-name="Gnumeric-default"/>
          <table:table-cell table:style-name="Gnumeric-default" table:formula="of:=[.H22]-([.K22]*[.O22]*[.I22])" office:value-type="float" office:value="1.57079632679431">
            <text:p>1,570796326794</text:p>
          </table:table-cell>
          <table:table-cell table:style-name="Gnumeric-default" table:formula="of:=([.K22]*[.O22]*[.H22])+[.I22]" office:value-type="float" office:value="-1.17654852896027e-06">
            <text:p>−1,17654852896027E−06</text:p>
          </table:table-cell>
          <table:table-cell table:style-name="Gnumeric-default" table:formula="of:=[.J22]-([.K22]*[.N22])" office:value-type="float" office:value="4.71238972939875">
            <text:p>4,71238972939875</text:p>
          </table:table-cell>
          <table:table-cell table:style-name="Gnumeric-default" table:formula="of:=IF([.J23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22]/2" office:value-type="float" office:value="3.74507028292393e-07">
            <text:p>3,7451E−07</text:p>
          </table:table-cell>
          <table:table-cell table:style-name="Gnumeric-default" table:formula="of:=TAN([.N23])" office:value-type="float" office:value="3.7450702829241e-07">
            <text:p>3,7451E−07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2">
            <text:p>22</text:p>
          </table:table-cell>
          <table:table-cell table:style-name="Gnumeric-default" table:formula="of:=POWER(2;-[.A24])" office:value-type="float" office:value="2.38418579101562e-07">
            <text:p>2,38418579101562E−07</text:p>
          </table:table-cell>
          <table:table-cell table:style-name="Gnumeric-default" table:formula="of:=ATAN([.B24])" office:value-type="float" office:value="2.38418579101558e-07">
            <text:p>2,38418579101558E−07</text:p>
          </table:table-cell>
          <table:table-cell table:style-name="Gnumeric-default" table:formula="of:=[.C24]*POWER(2;[.D47])" office:value-type="float" office:value="63.9999999999988">
            <text:p>63,9999999999988</text:p>
          </table:table-cell>
          <table:table-cell table:style-name="Gnumeric-default" table:formula="of:=ROUND([.D24];0)" office:value-type="float" office:value="64">
            <text:p>64</text:p>
          </table:table-cell>
          <table:table-cell table:number-columns-repeated="2" table:style-name="Gnumeric-default"/>
          <table:table-cell table:style-name="Gnumeric-default" table:formula="of:=[.H23]-([.K23]*[.O23]*[.I23])" office:value-type="float" office:value="1.57079632679475">
            <text:p>1,570796326795</text:p>
          </table:table-cell>
          <table:table-cell table:style-name="Gnumeric-default" table:formula="of:=([.K23]*[.O23]*[.H23])+[.I23]" office:value-type="float" office:value="-5.88274264559903e-07">
            <text:p>−5,88274264559903E−07</text:p>
          </table:table-cell>
          <table:table-cell table:style-name="Gnumeric-default" table:formula="of:=[.J23]-([.K23]*[.N23])" office:value-type="float" office:value="4.71238935489172">
            <text:p>4,71238935489172</text:p>
          </table:table-cell>
          <table:table-cell table:style-name="Gnumeric-default" table:formula="of:=IF([.J24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23]/2" office:value-type="float" office:value="1.87253514146196e-07">
            <text:p>1,8725E−07</text:p>
          </table:table-cell>
          <table:table-cell table:style-name="Gnumeric-default" table:formula="of:=TAN([.N24])" office:value-type="float" office:value="1.87253514146199e-07">
            <text:p>1,8725E−07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3">
            <text:p>23</text:p>
          </table:table-cell>
          <table:table-cell table:style-name="Gnumeric-default" table:formula="of:=POWER(2;-[.A25])" office:value-type="float" office:value="1.19209289550781e-07">
            <text:p>1,19209289550781E−07</text:p>
          </table:table-cell>
          <table:table-cell table:style-name="Gnumeric-default" table:formula="of:=ATAN([.B25])" office:value-type="float" office:value="1.19209289550781e-07">
            <text:p>1,19209289550781E−07</text:p>
          </table:table-cell>
          <table:table-cell table:style-name="Gnumeric-default" table:formula="of:=[.C25]*POWER(2;[.D47])" office:value-type="float" office:value="31.9999999999998">
            <text:p>31,9999999999998</text:p>
          </table:table-cell>
          <table:table-cell table:style-name="Gnumeric-default" table:formula="of:=ROUND([.D25];0)" office:value-type="float" office:value="32">
            <text:p>32</text:p>
          </table:table-cell>
          <table:table-cell table:number-columns-repeated="2" table:style-name="Gnumeric-default"/>
          <table:table-cell table:style-name="Gnumeric-default" table:formula="of:=[.H24]-([.K24]*[.O24]*[.I24])" office:value-type="float" office:value="1.57079632679486">
            <text:p>1,570796326795</text:p>
          </table:table-cell>
          <table:table-cell table:style-name="Gnumeric-default" table:formula="of:=([.K24]*[.O24]*[.H24])+[.I24]" office:value-type="float" office:value="-2.94137132359646e-07">
            <text:p>−2,94137132359646E−07</text:p>
          </table:table-cell>
          <table:table-cell table:style-name="Gnumeric-default" table:formula="of:=[.J24]-([.K24]*[.N24])" office:value-type="float" office:value="4.7123891676382">
            <text:p>4,7123891676382</text:p>
          </table:table-cell>
          <table:table-cell table:style-name="Gnumeric-default" table:formula="of:=IF([.J25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24]/2" office:value-type="float" office:value="9.36267570730982e-08">
            <text:p>9,3627E−08</text:p>
          </table:table-cell>
          <table:table-cell table:style-name="Gnumeric-default" table:formula="of:=TAN([.N25])" office:value-type="float" office:value="9.36267570730985e-08">
            <text:p>9,3627E−08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4">
            <text:p>24</text:p>
          </table:table-cell>
          <table:table-cell table:style-name="Gnumeric-default" table:formula="of:=POWER(2;-[.A26])" office:value-type="float" office:value="5.96046447753906e-08">
            <text:p>5,96046447753906E−08</text:p>
          </table:table-cell>
          <table:table-cell table:style-name="Gnumeric-default" table:formula="of:=ATAN([.B26])" office:value-type="float" office:value="5.96046447753906e-08">
            <text:p>5,96046447753906E−08</text:p>
          </table:table-cell>
          <table:table-cell table:style-name="Gnumeric-default" table:formula="of:=[.C26]*POWER(2;[.D47])" office:value-type="float" office:value="16">
            <text:p>16</text:p>
          </table:table-cell>
          <table:table-cell table:style-name="Gnumeric-default" table:formula="of:=ROUND([.D26];0)" office:value-type="float" office:value="16">
            <text:p>16</text:p>
          </table:table-cell>
          <table:table-cell table:number-columns-repeated="2" table:style-name="Gnumeric-default"/>
          <table:table-cell table:style-name="Gnumeric-default" table:formula="of:=[.H25]-([.K25]*[.O25]*[.I25])" office:value-type="float" office:value="1.57079632679489">
            <text:p>1,570796326795</text:p>
          </table:table-cell>
          <table:table-cell table:style-name="Gnumeric-default" table:formula="of:=([.K25]*[.O25]*[.H25])+[.I25]" office:value-type="float" office:value="-1.47068566259508e-07">
            <text:p>−1,47068566259508E−07</text:p>
          </table:table-cell>
          <table:table-cell table:style-name="Gnumeric-default" table:formula="of:=[.J25]-([.K25]*[.N25])" office:value-type="float" office:value="4.71238907401145">
            <text:p>4,71238907401145</text:p>
          </table:table-cell>
          <table:table-cell table:style-name="Gnumeric-default" table:formula="of:=IF([.J26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25]/2" office:value-type="float" office:value="4.68133785365491e-08">
            <text:p>4,6813E−08</text:p>
          </table:table-cell>
          <table:table-cell table:style-name="Gnumeric-default" table:formula="of:=TAN([.N26])" office:value-type="float" office:value="4.68133785365491e-08">
            <text:p>4,6813E−08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5">
            <text:p>25</text:p>
          </table:table-cell>
          <table:table-cell table:style-name="Gnumeric-default" table:formula="of:=POWER(2;-[.A27])" office:value-type="float" office:value="2.98023223876953e-08">
            <text:p>2,98023223876953E−08</text:p>
          </table:table-cell>
          <table:table-cell table:style-name="Gnumeric-default" table:formula="of:=ATAN([.B27])" office:value-type="float" office:value="2.98023223876953e-08">
            <text:p>2,98023223876953E−08</text:p>
          </table:table-cell>
          <table:table-cell table:style-name="Gnumeric-default" table:formula="of:=[.C27]*POWER(2;[.D47])" office:value-type="float" office:value="8">
            <text:p>8</text:p>
          </table:table-cell>
          <table:table-cell table:style-name="Gnumeric-default" table:formula="of:=ROUND([.D27];0)" office:value-type="float" office:value="8">
            <text:p>8</text:p>
          </table:table-cell>
          <table:table-cell table:number-columns-repeated="2" table:style-name="Gnumeric-default"/>
          <table:table-cell table:style-name="Gnumeric-default" table:formula="of:=[.H26]-([.K26]*[.O26]*[.I26])" office:value-type="float" office:value="1.57079632679489">
            <text:p>1,570796326795</text:p>
          </table:table-cell>
          <table:table-cell table:style-name="Gnumeric-default" table:formula="of:=([.K26]*[.O26]*[.H26])+[.I26]" office:value-type="float" office:value="-7.35342832094383e-08">
            <text:p>−7,35342832094383E−08</text:p>
          </table:table-cell>
          <table:table-cell table:style-name="Gnumeric-default" table:formula="of:=[.J26]-([.K26]*[.N26])" office:value-type="float" office:value="4.71238902719807">
            <text:p>4,71238902719807</text:p>
          </table:table-cell>
          <table:table-cell table:style-name="Gnumeric-default" table:formula="of:=IF([.J27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26]/2" office:value-type="float" office:value="2.34066892682746e-08">
            <text:p>2,3407E−08</text:p>
          </table:table-cell>
          <table:table-cell table:style-name="Gnumeric-default" table:formula="of:=TAN([.N27])" office:value-type="float" office:value="2.34066892682746e-08">
            <text:p>2,3407E−08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6">
            <text:p>26</text:p>
          </table:table-cell>
          <table:table-cell table:style-name="Gnumeric-default" table:formula="of:=POWER(2;-[.A28])" office:value-type="float" office:value="1.49011611938477e-08">
            <text:p>1,49011611938477E−08</text:p>
          </table:table-cell>
          <table:table-cell table:style-name="Gnumeric-default" table:formula="of:=ATAN([.B28])" office:value-type="float" office:value="1.49011611938477e-08">
            <text:p>1,49011611938477E−08</text:p>
          </table:table-cell>
          <table:table-cell table:style-name="Gnumeric-default" table:formula="of:=[.C28]*POWER(2;[.D47])" office:value-type="float" office:value="4">
            <text:p>4</text:p>
          </table:table-cell>
          <table:table-cell table:style-name="Gnumeric-default" table:formula="of:=ROUND([.D28];0)" office:value-type="float" office:value="4">
            <text:p>4</text:p>
          </table:table-cell>
          <table:table-cell table:number-columns-repeated="2" table:style-name="Gnumeric-default"/>
          <table:table-cell table:style-name="Gnumeric-default" table:formula="of:=[.H27]-([.K27]*[.O27]*[.I27])" office:value-type="float" office:value="1.5707963267949">
            <text:p>1,570796326795</text:p>
          </table:table-cell>
          <table:table-cell table:style-name="Gnumeric-default" table:formula="of:=([.K27]*[.O27]*[.H27])+[.I27]" office:value-type="float" office:value="-3.67671416844032e-08">
            <text:p>−3,67671416844032E−08</text:p>
          </table:table-cell>
          <table:table-cell table:style-name="Gnumeric-default" table:formula="of:=[.J27]-([.K27]*[.N27])" office:value-type="float" office:value="4.71238900379138">
            <text:p>4,71238900379138</text:p>
          </table:table-cell>
          <table:table-cell table:style-name="Gnumeric-default" table:formula="of:=IF([.J28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27]/2" office:value-type="float" office:value="1.17033446341373e-08">
            <text:p>1,1703E−08</text:p>
          </table:table-cell>
          <table:table-cell table:style-name="Gnumeric-default" table:formula="of:=TAN([.N28])" office:value-type="float" office:value="1.17033446341373e-08">
            <text:p>1,1703E−08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7">
            <text:p>27</text:p>
          </table:table-cell>
          <table:table-cell table:style-name="Gnumeric-default" table:formula="of:=POWER(2;-[.A29])" office:value-type="float" office:value="7.45058059692383e-09">
            <text:p>7,45058059692383E−09</text:p>
          </table:table-cell>
          <table:table-cell table:style-name="Gnumeric-default" table:formula="of:=ATAN([.B29])" office:value-type="float" office:value="7.45058059692383e-09">
            <text:p>7,45058059692383E−09</text:p>
          </table:table-cell>
          <table:table-cell table:style-name="Gnumeric-default" table:formula="of:=[.C29]*POWER(2;[.D47])" office:value-type="float" office:value="2">
            <text:p>2</text:p>
          </table:table-cell>
          <table:table-cell table:style-name="Gnumeric-default" table:formula="of:=ROUND([.D29];0)" office:value-type="float" office:value="2">
            <text:p>2</text:p>
          </table:table-cell>
          <table:table-cell table:number-columns-repeated="2" table:style-name="Gnumeric-default"/>
          <table:table-cell table:style-name="Gnumeric-default" table:formula="of:=[.H28]-([.K28]*[.O28]*[.I28])" office:value-type="float" office:value="1.5707963267949">
            <text:p>1,570796326795</text:p>
          </table:table-cell>
          <table:table-cell table:style-name="Gnumeric-default" table:formula="of:=([.K28]*[.O28]*[.H28])+[.I28]" office:value-type="float" office:value="-1.83835709218856e-08">
            <text:p>−1,83835709218856E−08</text:p>
          </table:table-cell>
          <table:table-cell table:style-name="Gnumeric-default" table:formula="of:=[.J28]-([.K28]*[.N28])" office:value-type="float" office:value="4.71238899208803">
            <text:p>4,71238899208803</text:p>
          </table:table-cell>
          <table:table-cell table:style-name="Gnumeric-default" table:formula="of:=IF([.J29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28]/2" office:value-type="float" office:value="5.85167231706864e-09">
            <text:p>5,8517E−09</text:p>
          </table:table-cell>
          <table:table-cell table:style-name="Gnumeric-default" table:formula="of:=TAN([.N29])" office:value-type="float" office:value="5.85167231706864e-09">
            <text:p>5,8517E−09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8">
            <text:p>28</text:p>
          </table:table-cell>
          <table:table-cell table:style-name="Gnumeric-default" table:formula="of:=POWER(2;-[.A30])" office:value-type="float" office:value="3.72529029846191e-09">
            <text:p>3,72529029846191E−09</text:p>
          </table:table-cell>
          <table:table-cell table:style-name="Gnumeric-default" table:formula="of:=ATAN([.B30])" office:value-type="float" office:value="3.72529029846191e-09">
            <text:p>3,72529029846191E−09</text:p>
          </table:table-cell>
          <table:table-cell table:style-name="Gnumeric-default" table:formula="of:=[.C30]*POWER(2;[.D47])" office:value-type="float" office:value="1">
            <text:p>1</text:p>
          </table:table-cell>
          <table:table-cell table:style-name="Gnumeric-default" table:formula="of:=ROUND([.D30];0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H29]-([.K29]*[.O29]*[.I29])" office:value-type="float" office:value="1.5707963267949">
            <text:p>1,570796326795</text:p>
          </table:table-cell>
          <table:table-cell table:style-name="Gnumeric-default" table:formula="of:=([.K29]*[.O29]*[.H29])+[.I29]" office:value-type="float" office:value="-9.1917855406268e-09">
            <text:p>−9,1917855406268E−09</text:p>
          </table:table-cell>
          <table:table-cell table:style-name="Gnumeric-default" table:formula="of:=[.J29]-([.K29]*[.N29])" office:value-type="float" office:value="4.71238898623636">
            <text:p>4,71238898623636</text:p>
          </table:table-cell>
          <table:table-cell table:style-name="Gnumeric-default" table:formula="of:=IF([.J30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29]/2" office:value-type="float" office:value="2.92583615853432e-09">
            <text:p>2,9258E−09</text:p>
          </table:table-cell>
          <table:table-cell table:style-name="Gnumeric-default" table:formula="of:=TAN([.N30])" office:value-type="float" office:value="2.92583615853432e-09">
            <text:p>2,9258E−09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29">
            <text:p>29</text:p>
          </table:table-cell>
          <table:table-cell table:style-name="Gnumeric-default" table:formula="of:=POWER(2;-[.A31])" office:value-type="float" office:value="1.86264514923096e-09">
            <text:p>1,86264514923096E−09</text:p>
          </table:table-cell>
          <table:table-cell table:style-name="Gnumeric-default" table:formula="of:=ATAN([.B31])" office:value-type="float" office:value="1.86264514923096e-09">
            <text:p>1,86264514923096E−09</text:p>
          </table:table-cell>
          <table:table-cell table:style-name="Gnumeric-default" table:formula="of:=[.C31]*POWER(2;[.D47])" office:value-type="float" office:value="0.5">
            <text:p>0,5</text:p>
          </table:table-cell>
          <table:table-cell table:style-name="Gnumeric-default" table:formula="of:=ROUND([.D31];0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H30]-([.K30]*[.O30]*[.I30])" office:value-type="float" office:value="1.5707963267949">
            <text:p>1,570796326795</text:p>
          </table:table-cell>
          <table:table-cell table:style-name="Gnumeric-default" table:formula="of:=([.K30]*[.O30]*[.H30])+[.I30]" office:value-type="float" office:value="-4.5958928499974e-09">
            <text:p>−4,5958928499974E−09</text:p>
          </table:table-cell>
          <table:table-cell table:style-name="Gnumeric-default" table:formula="of:=[.J30]-([.K30]*[.N30])" office:value-type="float" office:value="4.71238898331053">
            <text:p>4,71238898331053</text:p>
          </table:table-cell>
          <table:table-cell table:style-name="Gnumeric-default" table:formula="of:=IF([.J31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30]/2" office:value-type="float" office:value="1.46291807926716e-09">
            <text:p>1,4629E−09</text:p>
          </table:table-cell>
          <table:table-cell table:style-name="Gnumeric-default" table:formula="of:=TAN([.N31])" office:value-type="float" office:value="1.46291807926716e-09">
            <text:p>1,4629E−09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0">
            <text:p>30</text:p>
          </table:table-cell>
          <table:table-cell table:style-name="Gnumeric-default" table:formula="of:=POWER(2;-[.A32])" office:value-type="float" office:value="9.31322574615479e-10">
            <text:p>9,31322574615479E−10</text:p>
          </table:table-cell>
          <table:table-cell table:style-name="Gnumeric-default" table:formula="of:=ATAN([.B32])" office:value-type="float" office:value="9.31322574615479e-10">
            <text:p>9,31322574615479E−10</text:p>
          </table:table-cell>
          <table:table-cell table:style-name="Gnumeric-default" table:formula="of:=[.C32]*POWER(2;[.D47])" office:value-type="float" office:value="0.25">
            <text:p>0,25</text:p>
          </table:table-cell>
          <table:table-cell table:style-name="Gnumeric-default" table:formula="of:=ROUND([.D32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31]-([.K31]*[.O31]*[.I31])" office:value-type="float" office:value="1.5707963267949">
            <text:p>1,570796326795</text:p>
          </table:table-cell>
          <table:table-cell table:style-name="Gnumeric-default" table:formula="of:=([.K31]*[.O31]*[.H31])+[.I31]" office:value-type="float" office:value="-2.2979465046827e-09">
            <text:p>−2,2979465046827E−09</text:p>
          </table:table-cell>
          <table:table-cell table:style-name="Gnumeric-default" table:formula="of:=[.J31]-([.K31]*[.N31])" office:value-type="float" office:value="4.71238898184761">
            <text:p>4,71238898184761</text:p>
          </table:table-cell>
          <table:table-cell table:style-name="Gnumeric-default" table:formula="of:=IF([.J32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31]/2" office:value-type="float" office:value="7.3145903963358e-10">
            <text:p>7,3146E−10</text:p>
          </table:table-cell>
          <table:table-cell table:style-name="Gnumeric-default" table:formula="of:=TAN([.N32])" office:value-type="float" office:value="7.3145903963358e-10">
            <text:p>7,3146E−10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1">
            <text:p>31</text:p>
          </table:table-cell>
          <table:table-cell table:style-name="Gnumeric-default" table:formula="of:=POWER(2;-[.A33])" office:value-type="float" office:value="4.65661287307739e-10">
            <text:p>4,65661287307739E−10</text:p>
          </table:table-cell>
          <table:table-cell table:style-name="Gnumeric-default" table:formula="of:=ATAN([.B33])" office:value-type="float" office:value="4.65661287307739e-10">
            <text:p>4,65661287307739E−10</text:p>
          </table:table-cell>
          <table:table-cell table:style-name="Gnumeric-default" table:formula="of:=[.C33]*POWER(2;[.D47])" office:value-type="float" office:value="0.125">
            <text:p>0,125</text:p>
          </table:table-cell>
          <table:table-cell table:style-name="Gnumeric-default" table:formula="of:=ROUND([.D33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32]-([.K32]*[.O32]*[.I32])" office:value-type="float" office:value="1.5707963267949">
            <text:p>1,570796326795</text:p>
          </table:table-cell>
          <table:table-cell table:style-name="Gnumeric-default" table:formula="of:=([.K32]*[.O32]*[.H32])+[.I32]" office:value-type="float" office:value="-1.14897333202535e-09">
            <text:p>−1,14897333202535E−09</text:p>
          </table:table-cell>
          <table:table-cell table:style-name="Gnumeric-default" table:formula="of:=[.J32]-([.K32]*[.N32])" office:value-type="float" office:value="4.71238898111615">
            <text:p>4,71238898111615</text:p>
          </table:table-cell>
          <table:table-cell table:style-name="Gnumeric-default" table:formula="of:=IF([.J33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32]/2" office:value-type="float" office:value="3.6572951981679e-10">
            <text:p>3,6573E−10</text:p>
          </table:table-cell>
          <table:table-cell table:style-name="Gnumeric-default" table:formula="of:=TAN([.N33])" office:value-type="float" office:value="3.6572951981679e-10">
            <text:p>3,6573E−10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2">
            <text:p>32</text:p>
          </table:table-cell>
          <table:table-cell table:style-name="Gnumeric-default" table:formula="of:=POWER(2;-[.A34])" office:value-type="float" office:value="2.3283064365387e-10">
            <text:p>2,3283064365387E−10</text:p>
          </table:table-cell>
          <table:table-cell table:style-name="Gnumeric-default" table:formula="of:=ATAN([.B34])" office:value-type="float" office:value="2.3283064365387e-10">
            <text:p>2,3283064365387E−10</text:p>
          </table:table-cell>
          <table:table-cell table:style-name="Gnumeric-default" table:formula="of:=[.C34]*POWER(2;[.D47])" office:value-type="float" office:value="0.0625">
            <text:p>0,0625</text:p>
          </table:table-cell>
          <table:table-cell table:style-name="Gnumeric-default" table:formula="of:=ROUND([.D34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33]-([.K33]*[.O33]*[.I33])" office:value-type="float" office:value="1.5707963267949">
            <text:p>1,570796326795</text:p>
          </table:table-cell>
          <table:table-cell table:style-name="Gnumeric-default" table:formula="of:=([.K33]*[.O33]*[.H33])+[.I33]" office:value-type="float" office:value="-5.74486745696676e-10">
            <text:p>−5,74486745696676E−10</text:p>
          </table:table-cell>
          <table:table-cell table:style-name="Gnumeric-default" table:formula="of:=[.J33]-([.K33]*[.N33])" office:value-type="float" office:value="4.71238898075042">
            <text:p>4,71238898075042</text:p>
          </table:table-cell>
          <table:table-cell table:style-name="Gnumeric-default" table:formula="of:=IF([.J34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33]/2" office:value-type="float" office:value="1.82864759908395e-10">
            <text:p>1,8286E−10</text:p>
          </table:table-cell>
          <table:table-cell table:style-name="Gnumeric-default" table:formula="of:=TAN([.N34])" office:value-type="float" office:value="1.82864759908395e-10">
            <text:p>1,8286E−10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3">
            <text:p>33</text:p>
          </table:table-cell>
          <table:table-cell table:style-name="Gnumeric-default" table:formula="of:=POWER(2;-[.A35])" office:value-type="float" office:value="1.16415321826935e-10">
            <text:p>1,16415321826935E−10</text:p>
          </table:table-cell>
          <table:table-cell table:style-name="Gnumeric-default" table:formula="of:=ATAN([.B35])" office:value-type="float" office:value="1.16415321826935e-10">
            <text:p>1,16415321826935E−10</text:p>
          </table:table-cell>
          <table:table-cell table:style-name="Gnumeric-default" table:formula="of:=[.C35]*POWER(2;[.D47])" office:value-type="float" office:value="0.03125">
            <text:p>0,03125</text:p>
          </table:table-cell>
          <table:table-cell table:style-name="Gnumeric-default" table:formula="of:=ROUND([.D35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34]-([.K34]*[.O34]*[.I34])" office:value-type="float" office:value="1.5707963267949">
            <text:p>1,570796326795</text:p>
          </table:table-cell>
          <table:table-cell table:style-name="Gnumeric-default" table:formula="of:=([.K34]*[.O34]*[.H34])+[.I34]" office:value-type="float" office:value="-2.87243452532339e-10">
            <text:p>−2,87243452532339E−10</text:p>
          </table:table-cell>
          <table:table-cell table:style-name="Gnumeric-default" table:formula="of:=[.J34]-([.K34]*[.N34])" office:value-type="float" office:value="4.71238898056755">
            <text:p>4,71238898056755</text:p>
          </table:table-cell>
          <table:table-cell table:style-name="Gnumeric-default" table:formula="of:=IF([.J35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34]/2" office:value-type="float" office:value="9.14323799541975e-11">
            <text:p>9,1432E−11</text:p>
          </table:table-cell>
          <table:table-cell table:style-name="Gnumeric-default" table:formula="of:=TAN([.N35])" office:value-type="float" office:value="9.14323799541975e-11">
            <text:p>9,1432E−11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4">
            <text:p>34</text:p>
          </table:table-cell>
          <table:table-cell table:style-name="Gnumeric-default" table:formula="of:=POWER(2;-[.A36])" office:value-type="float" office:value="5.82076609134674e-11">
            <text:p>5,82076609134674E−11</text:p>
          </table:table-cell>
          <table:table-cell table:style-name="Gnumeric-default" table:formula="of:=ATAN([.B36])" office:value-type="float" office:value="5.82076609134674e-11">
            <text:p>5,82076609134674E−11</text:p>
          </table:table-cell>
          <table:table-cell table:style-name="Gnumeric-default" table:formula="of:=[.C36]*POWER(2;[.D47])" office:value-type="float" office:value="0.015625">
            <text:p>0,015625</text:p>
          </table:table-cell>
          <table:table-cell table:style-name="Gnumeric-default" table:formula="of:=ROUND([.D36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35]-([.K35]*[.O35]*[.I35])" office:value-type="float" office:value="1.5707963267949">
            <text:p>1,570796326795</text:p>
          </table:table-cell>
          <table:table-cell table:style-name="Gnumeric-default" table:formula="of:=([.K35]*[.O35]*[.H35])+[.I35]" office:value-type="float" office:value="-1.4362180595017e-10">
            <text:p>−1,4362180595017E−10</text:p>
          </table:table-cell>
          <table:table-cell table:style-name="Gnumeric-default" table:formula="of:=[.J35]-([.K35]*[.N35])" office:value-type="float" office:value="4.71238898047612">
            <text:p>4,71238898047612</text:p>
          </table:table-cell>
          <table:table-cell table:style-name="Gnumeric-default" table:formula="of:=IF([.J36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35]/2" office:value-type="float" office:value="4.57161899770987e-11">
            <text:p>4,5716E−11</text:p>
          </table:table-cell>
          <table:table-cell table:style-name="Gnumeric-default" table:formula="of:=TAN([.N36])" office:value-type="float" office:value="4.57161899770987e-11">
            <text:p>4,5716E−11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5">
            <text:p>35</text:p>
          </table:table-cell>
          <table:table-cell table:style-name="Gnumeric-default" table:formula="of:=POWER(2;-[.A37])" office:value-type="float" office:value="2.91038304567337e-11">
            <text:p>2,91038304567337E−11</text:p>
          </table:table-cell>
          <table:table-cell table:style-name="Gnumeric-default" table:formula="of:=ATAN([.B37])" office:value-type="float" office:value="2.91038304567337e-11">
            <text:p>2,91038304567337E−11</text:p>
          </table:table-cell>
          <table:table-cell table:style-name="Gnumeric-default" table:formula="of:=[.C37]*POWER(2;[.D47])" office:value-type="float" office:value="0.0078125">
            <text:p>0,0078125</text:p>
          </table:table-cell>
          <table:table-cell table:style-name="Gnumeric-default" table:formula="of:=ROUND([.D37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36]-([.K36]*[.O36]*[.I36])" office:value-type="float" office:value="1.5707963267949">
            <text:p>1,570796326795</text:p>
          </table:table-cell>
          <table:table-cell table:style-name="Gnumeric-default" table:formula="of:=([.K36]*[.O36]*[.H36])+[.I36]" office:value-type="float" office:value="-7.1810982659086e-11">
            <text:p>−7,1810982659086E−11</text:p>
          </table:table-cell>
          <table:table-cell table:style-name="Gnumeric-default" table:formula="of:=[.J36]-([.K36]*[.N36])" office:value-type="float" office:value="4.71238898043041">
            <text:p>4,71238898043041</text:p>
          </table:table-cell>
          <table:table-cell table:style-name="Gnumeric-default" table:formula="of:=IF([.J37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36]/2" office:value-type="float" office:value="2.28580949885494e-11">
            <text:p>2,2858E−11</text:p>
          </table:table-cell>
          <table:table-cell table:style-name="Gnumeric-default" table:formula="of:=TAN([.N37])" office:value-type="float" office:value="2.28580949885494e-11">
            <text:p>2,2858E−11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6">
            <text:p>36</text:p>
          </table:table-cell>
          <table:table-cell table:style-name="Gnumeric-default" table:formula="of:=POWER(2;-[.A38])" office:value-type="float" office:value="1.45519152283669e-11">
            <text:p>1,45519152283669E−11</text:p>
          </table:table-cell>
          <table:table-cell table:style-name="Gnumeric-default" table:formula="of:=ATAN([.B38])" office:value-type="float" office:value="1.45519152283669e-11">
            <text:p>1,45519152283669E−11</text:p>
          </table:table-cell>
          <table:table-cell table:style-name="Gnumeric-default" table:formula="of:=[.C38]*POWER(2;[.D47])" office:value-type="float" office:value="0.00390625">
            <text:p>0,00390625</text:p>
          </table:table-cell>
          <table:table-cell table:style-name="Gnumeric-default" table:formula="of:=ROUND([.D38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37]-([.K37]*[.O37]*[.I37])" office:value-type="float" office:value="1.5707963267949">
            <text:p>1,570796326795</text:p>
          </table:table-cell>
          <table:table-cell table:style-name="Gnumeric-default" table:formula="of:=([.K37]*[.O37]*[.H37])+[.I37]" office:value-type="float" office:value="-3.59055710135438e-11">
            <text:p>−3,59055710135438E−11</text:p>
          </table:table-cell>
          <table:table-cell table:style-name="Gnumeric-default" table:formula="of:=[.J37]-([.K37]*[.N37])" office:value-type="float" office:value="4.71238898040755">
            <text:p>4,71238898040755</text:p>
          </table:table-cell>
          <table:table-cell table:style-name="Gnumeric-default" table:formula="of:=IF([.J38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37]/2" office:value-type="float" office:value="1.14290474942747e-11">
            <text:p>1,1429E−11</text:p>
          </table:table-cell>
          <table:table-cell table:style-name="Gnumeric-default" table:formula="of:=TAN([.N38])" office:value-type="float" office:value="1.14290474942747e-11">
            <text:p>1,1429E−11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7">
            <text:p>37</text:p>
          </table:table-cell>
          <table:table-cell table:style-name="Gnumeric-default" table:formula="of:=POWER(2;-[.A39])" office:value-type="float" office:value="7.27595761418343e-12">
            <text:p>7,27595761418343E−12</text:p>
          </table:table-cell>
          <table:table-cell table:style-name="Gnumeric-default" table:formula="of:=ATAN([.B39])" office:value-type="float" office:value="7.27595761418343e-12">
            <text:p>7,27595761418343E−12</text:p>
          </table:table-cell>
          <table:table-cell table:style-name="Gnumeric-default" table:formula="of:=[.C39]*POWER(2;[.D47])" office:value-type="float" office:value="0.001953125">
            <text:p>0,001953125</text:p>
          </table:table-cell>
          <table:table-cell table:style-name="Gnumeric-default" table:formula="of:=ROUND([.D39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38]-([.K38]*[.O38]*[.I38])" office:value-type="float" office:value="1.5707963267949">
            <text:p>1,570796326795</text:p>
          </table:table-cell>
          <table:table-cell table:style-name="Gnumeric-default" table:formula="of:=([.K38]*[.O38]*[.H38])+[.I38]" office:value-type="float" office:value="-1.79528651907727e-11">
            <text:p>−1,79528651907727E−11</text:p>
          </table:table-cell>
          <table:table-cell table:style-name="Gnumeric-default" table:formula="of:=[.J38]-([.K38]*[.N38])" office:value-type="float" office:value="4.71238898039612">
            <text:p>4,71238898039612</text:p>
          </table:table-cell>
          <table:table-cell table:style-name="Gnumeric-default" table:formula="of:=IF([.J39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38]/2" office:value-type="float" office:value="5.71452374713734e-12">
            <text:p>5,7145E−12</text:p>
          </table:table-cell>
          <table:table-cell table:style-name="Gnumeric-default" table:formula="of:=TAN([.N39])" office:value-type="float" office:value="5.71452374713734e-12">
            <text:p>5,7145E−12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8">
            <text:p>38</text:p>
          </table:table-cell>
          <table:table-cell table:style-name="Gnumeric-default" table:formula="of:=POWER(2;-[.A40])" office:value-type="float" office:value="3.63797880709171e-12">
            <text:p>3,63797880709171E−12</text:p>
          </table:table-cell>
          <table:table-cell table:style-name="Gnumeric-default" table:formula="of:=ATAN([.B40])" office:value-type="float" office:value="3.63797880709171e-12">
            <text:p>3,63797880709171E−12</text:p>
          </table:table-cell>
          <table:table-cell table:style-name="Gnumeric-default" table:formula="of:=[.C40]*POWER(2;[.D47])" office:value-type="float" office:value="0.0009765625">
            <text:p>0,0009765625</text:p>
          </table:table-cell>
          <table:table-cell table:style-name="Gnumeric-default" table:formula="of:=ROUND([.D40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39]-([.K39]*[.O39]*[.I39])" office:value-type="float" office:value="1.5707963267949">
            <text:p>1,570796326795</text:p>
          </table:table-cell>
          <table:table-cell table:style-name="Gnumeric-default" table:formula="of:=([.K39]*[.O39]*[.H39])+[.I39]" office:value-type="float" office:value="-8.97651227938718e-12">
            <text:p>−8,97651227938718E−12</text:p>
          </table:table-cell>
          <table:table-cell table:style-name="Gnumeric-default" table:formula="of:=[.J39]-([.K39]*[.N39])" office:value-type="float" office:value="4.7123889803904">
            <text:p>4,7123889803904</text:p>
          </table:table-cell>
          <table:table-cell table:style-name="Gnumeric-default" table:formula="of:=IF([.J40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39]/2" office:value-type="float" office:value="2.85726187356867e-12">
            <text:p>2,8573E−12</text:p>
          </table:table-cell>
          <table:table-cell table:style-name="Gnumeric-default" table:formula="of:=TAN([.N40])" office:value-type="float" office:value="2.85726187356867e-12">
            <text:p>2,8573E−12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39">
            <text:p>39</text:p>
          </table:table-cell>
          <table:table-cell table:style-name="Gnumeric-default" table:formula="of:=POWER(2;-[.A41])" office:value-type="float" office:value="1.81898940354586e-12">
            <text:p>1,81898940354586E−12</text:p>
          </table:table-cell>
          <table:table-cell table:style-name="Gnumeric-default" table:formula="of:=ATAN([.B41])" office:value-type="float" office:value="1.81898940354586e-12">
            <text:p>1,81898940354586E−12</text:p>
          </table:table-cell>
          <table:table-cell table:style-name="Gnumeric-default" table:formula="of:=[.C41]*POWER(2;[.D47])" office:value-type="float" office:value="0.00048828125">
            <text:p>0,00048828125</text:p>
          </table:table-cell>
          <table:table-cell table:style-name="Gnumeric-default" table:formula="of:=ROUND([.D41];0)" office:value-type="float" office:value="0">
            <text:p>0</text:p>
          </table:table-cell>
          <table:table-cell table:number-columns-repeated="2" table:style-name="Gnumeric-default"/>
          <table:table-cell table:style-name="Gnumeric-default" table:formula="of:=[.H40]-([.K40]*[.O40]*[.I40])" office:value-type="float" office:value="1.5707963267949">
            <text:p>1,570796326795</text:p>
          </table:table-cell>
          <table:table-cell table:style-name="Gnumeric-default" table:formula="of:=([.K40]*[.O40]*[.H40])+[.I40]" office:value-type="float" office:value="-4.48833582369441e-12">
            <text:p>−4,48833582369441E−12</text:p>
          </table:table-cell>
          <table:table-cell table:style-name="Gnumeric-default" table:formula="of:=[.J40]-([.K40]*[.N40])" office:value-type="float" office:value="4.71238898038755">
            <text:p>4,71238898038755</text:p>
          </table:table-cell>
          <table:table-cell table:style-name="Gnumeric-default" table:formula="of:=IF([.J41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40]/2" office:value-type="float" office:value="1.42863093678434e-12">
            <text:p>1,4286E−12</text:p>
          </table:table-cell>
          <table:table-cell table:style-name="Gnumeric-default" table:formula="of:=TAN([.N41])" office:value-type="float" office:value="1.42863093678434e-12">
            <text:p>1,4286E−12</text:p>
          </table:table-cell>
          <table:table-cell table:number-columns-repeated="113" table:style-name="Gnumeric-default"/>
        </table:table-row>
        <table:table-row table:style-name="AROW-2">
          <table:table-cell table:style-name="Gnumeric-default" office:value-type="float" office:value="40">
            <text:p>40</text:p>
          </table:table-cell>
          <table:table-cell table:style-name="Gnumeric-default" table:formula="of:=POWER(2;-[.A42])" office:value-type="float" office:value="9.09494701772928e-13">
            <text:p>9,09494701772928E−13</text:p>
          </table:table-cell>
          <table:table-cell table:style-name="Gnumeric-default" table:formula="of:=ATAN([.B42])" office:value-type="float" office:value="9.09494701772928e-13">
            <text:p>9,09494701772928E−13</text:p>
          </table:table-cell>
          <table:table-cell table:style-name="Gnumeric-default" table:formula="of:=[.C42]*POWER(2;[.D47])" office:value-type="float" office:value="0.000244140625">
            <text:p>0,000244140625</text:p>
          </table:table-cell>
          <table:table-cell table:style-name="Gnumeric-default" table:formula="of:=ROUND([.D42];0)" office:value-type="float" office:value="0">
            <text:p>0</text:p>
          </table:table-cell>
          <table:table-cell table:style-name="Gnumeric-default" table:formula="of:=SIN([.J2])" office:value-type="float" office:value="-2.44929359829471e-16">
            <text:p>−2,44929E−16</text:p>
          </table:table-cell>
          <table:table-cell table:style-name="Gnumeric-default"/>
          <table:table-cell table:style-name="Gnumeric-default" table:formula="of:=[.H41]-([.K41]*[.O41]*[.I41])" office:value-type="float" office:value="1.5707963267949">
            <text:p>1,570796326795</text:p>
          </table:table-cell>
          <table:table-cell table:style-name="Gnumeric-default" table:formula="of:=([.K41]*[.O41]*[.H41])+[.I41]" office:value-type="float" office:value="-2.24424759584802e-12">
            <text:p>−2,24424759584802E−12</text:p>
          </table:table-cell>
          <table:table-cell table:style-name="Gnumeric-default" table:formula="of:=[.J41]-([.K41]*[.N41])" office:value-type="float" office:value="4.71238898038612">
            <text:p>4,71238898038612</text:p>
          </table:table-cell>
          <table:table-cell table:style-name="Gnumeric-default" table:formula="of:=IF([.J42]&lt;=0;-1;1)" office:value-type="float" office:value="1">
            <text:p>1</text:p>
          </table:table-cell>
          <table:table-cell table:number-columns-repeated="2" table:style-name="Gnumeric-default"/>
          <table:table-cell table:style-name="Gnumeric-default" table:formula="of:=[.N41]/2" office:value-type="float" office:value="7.14315468392168e-13">
            <text:p>7,1432E−13</text:p>
          </table:table-cell>
          <table:table-cell table:style-name="Gnumeric-default" table:formula="of:=TAN([.N42])" office:value-type="float" office:value="7.14315468392168e-13">
            <text:p>7,1432E−13</text:p>
          </table:table-cell>
          <table:table-cell table:number-columns-repeated="113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1">
          <table:table-cell table:number-columns-repeated="7" table:style-name="Gnumeric-default"/>
          <table:table-cell table:style-name="Gnumeric-default" table:formula="of:=[.H42]*[.D49]" office:value-type="float" office:value="0.95387067973342">
            <text:p>0,953870679733</text:p>
          </table:table-cell>
          <table:table-cell table:style-name="Gnumeric-default" table:formula="of:=[.I33]*[.D49]" office:value-type="float" office:value="-6.97717428109124e-10">
            <text:p>−6,97717428109124E−10</text:p>
          </table:table-cell>
          <table:table-cell table:number-columns-repeated="119" table:style-name="Gnumeric-default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Scaling</text:p>
          </table:table-cell>
          <table:table-cell table:number-columns-repeated="124" table:style-name="Gnumeric-default"/>
        </table:table-row>
        <table:table-row table:style-name="AROW-2">
          <table:table-cell table:number-columns-repeated="3" table:style-name="Gnumeric-default"/>
          <table:table-cell table:style-name="Gnumeric-default" office:value-type="float" office:value="28">
            <text:p>28</text:p>
          </table:table-cell>
          <table:table-cell table:number-columns-repeated="124" table:style-name="Gnumeric-default"/>
        </table:table-row>
        <table:table-row table:style-name="AROW-2">
          <table:table-cell table:number-columns-repeated="3" table:style-name="Gnumeric-default"/>
          <table:table-cell table:style-name="Gnumeric-default" office:value-type="string">
            <text:p>Cordic Gain</text:p>
          </table:table-cell>
          <table:table-cell table:number-columns-repeated="124" table:style-name="Gnumeric-default"/>
        </table:table-row>
        <table:table-row table:style-name="AROW-2">
          <table:table-cell table:number-columns-repeated="3" table:style-name="Gnumeric-default"/>
          <table:table-cell table:style-name="Gnumeric-default" office:value-type="float" office:value="0.607252935">
            <text:p>0,607252935</text:p>
          </table:table-cell>
          <table:table-cell table:number-columns-repeated="124" table:style-name="Gnumeric-default"/>
        </table:table-row>
        <table:table-row table:style-name="AROW-0">
          <table:table-cell table:number-columns-repeated="128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Error</text:p>
          </table:table-cell>
          <table:table-cell table:number-columns-repeated="124" table:style-name="Gnumeric-default"/>
        </table:table-row>
        <table:table-row table:style-name="AROW-1">
          <table:table-cell table:number-columns-repeated="3" table:style-name="Gnumeric-default"/>
          <table:table-cell table:style-name="Gnumeric-default" table:formula="of:=ABS([.I45]-[.F42])" office:value-type="float" office:value="6.97717183179764e-10">
            <text:p>6,97717183179764E−10</text:p>
          </table:table-cell>
          <table:table-cell table:number-columns-repeated="124" table:style-name="Gnumeric-default"/>
        </table:table-row>
        <table:table-row table:style-name="AROW-0">
          <table:table-cell table:number-columns-repeated="128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QI (min)</text:p>
          </table:table-cell>
          <table:table-cell table:number-columns-repeated="124" table:style-name="Gnumeric-default"/>
        </table:table-row>
        <table:table-row table:style-name="AROW-1">
          <table:table-cell table:number-columns-repeated="3" table:style-name="Gnumeric-default"/>
          <table:table-cell table:style-name="Gnumeric-default" table:formula="of:=CEILING(LOG(CEILING(-MIN([.H2:.I42]));2)+1)" office:value-type="float" office:value="1">
            <text:p>1</text:p>
          </table:table-cell>
          <table:table-cell table:number-columns-repeated="124" table:style-name="Gnumeric-default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QI (max)</text:p>
          </table:table-cell>
          <table:table-cell table:number-columns-repeated="124" table:style-name="Gnumeric-default"/>
        </table:table-row>
        <table:table-row table:style-name="AROW-1">
          <table:table-cell table:number-columns-repeated="3" table:style-name="Gnumeric-default"/>
          <table:table-cell table:style-name="Gnumeric-default" table:formula="of:=CEILING(LOG(CEILING(MAX([.H2:.I42])+1);2))" office:value-type="float" office:value="2">
            <text:p>2</text:p>
          </table:table-cell>
          <table:table-cell table:number-columns-repeated="124" table:style-name="Gnumeric-default"/>
        </table:table-row>
        <table:table-row table:style-name="AROW-0" table:number-rows-repeated="71">
          <table:table-cell table:number-columns-repeated="128"/>
        </table:table-row>
        <table:named-expressions>
          <table:named-expression table:name="Print_Area" table:expression="of:=#REF!" table:base-cell-address="$'Tabelle1'.$A$1"/>
          <table:named-expression table:name="Sheet_Title" table:expression="of:=&quot;Tabelle1&quot;" table:base-cell-address="$'Tabelle1'.$A$1"/>
        </table:named-expressions>
        <gnm:selections gnm:cursor-col="3" gnm:cursor-row="48">
          <gnm:selection gnm:start-col="3" gnm:start-row="48" gnm:end-col="3" gnm:end-row="4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d9d5434f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d9d5439000" style:display-name="Tabelle1" style:page-layout-name="pl-0x7fd9d5434f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11-16T11:28:31Z</dc:date>
    <meta:creation-date>2013-09-05T17:21:24Z</meta:creation-date>
    <meta:editing-cycles>2</meta:editing-cycles>
    <meta:editing-duration>P0D</meta:editing-duration>
    <meta:generator>gnumeric/1.12.6</meta:generator>
    <meta:initial-creator>Soundgates </meta:initial-creator>
  </office:meta>
</office:document-meta>
</file>